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300bf" officeooo:paragraph-rsid="001300bf"/>
    </style:style>
    <style:style style:name="P2" style:family="paragraph" style:parent-style-name="Title">
      <style:text-properties officeooo:rsid="001300bf" officeooo:paragraph-rsid="001300bf"/>
    </style:style>
    <style:style style:name="P3" style:family="paragraph" style:parent-style-name="Subtitle">
      <style:text-properties officeooo:rsid="001300bf" officeooo:paragraph-rsid="001300bf"/>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paragraph-rsid="001300bf"/>
    </style:style>
    <style:style style:name="P7" style:family="paragraph" style:parent-style-name="Heading_20_1">
      <style:paragraph-properties fo:break-before="page"/>
      <style:text-properties officeooo:rsid="001300bf" officeooo:paragraph-rsid="001300bf"/>
    </style:style>
    <style:style style:name="P8" style:family="paragraph" style:parent-style-name="Heading_20_1">
      <style:paragraph-properties fo:break-before="page"/>
      <style:text-properties officeooo:rsid="001333be" officeooo:paragraph-rsid="001333be"/>
    </style:style>
    <style:style style:name="T1" style:family="text">
      <style:text-properties officeooo:rsid="0015a8ea"/>
    </style:style>
    <style:style style:name="T2" style:family="text">
      <style:text-properties officeooo:rsid="00168627"/>
    </style:style>
    <style:style style:name="T3" style:family="text">
      <style:text-properties officeooo:rsid="00181cc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de programmation impérative et fonctionnelle</text:p>
      <text:p text:style-name="Text_20_body"/>
      <text:p text:style-name="P3">Reconnaissance de caractères manuscrits par réseau de neurones à <text:span text:style-name="T1">convolution</text:span></text:p>
      <text:p text:style-name="P1"/>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Bonneval Fabien</text:p>
      <text:p text:style-name="P3">Buisan Guilhem</text:p>
      <text:p text:style-name="P3">Dzieciol Nicola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Table des matières</text:p>
          </text:index-title>
          <text:p text:style-name="P5"><text:a xlink:type="simple" xlink:href="#__RefHeading___Toc105_2023746032" text:style-name="Index_20_Link" text:visited-style-name="Index_20_Link">Introduction<text:tab/>3</text:a></text:p>
          <text:p text:style-name="P5"><text:a xlink:type="simple" xlink:href="#__RefHeading___Toc107_2023746032" text:style-name="Index_20_Link" text:visited-style-name="Index_20_Link">I – Présentation du sujet<text:tab/>4</text:a></text:p>
          <text:p text:style-name="P5"><text:a xlink:type="simple" xlink:href="#__RefHeading___Toc109_2023746032" text:style-name="Index_20_Link" text:visited-style-name="Index_20_Link">II – Etat de l'art<text:tab/>5</text:a></text:p>
          <text:p text:style-name="P5"><text:a xlink:type="simple" xlink:href="#__RefHeading___Toc111_2023746032" text:style-name="Index_20_Link" text:visited-style-name="Index_20_Link">III – Choix concernant notre projet<text:tab/>6</text:a></text:p>
          <text:p text:style-name="P5"><text:a xlink:type="simple" xlink:href="#__RefHeading___Toc113_2023746032" text:style-name="Index_20_Link" text:visited-style-name="Index_20_Link">IV - Résultats<text:tab/>7</text:a></text:p>
          <text:p text:style-name="P5"><text:a xlink:type="simple" xlink:href="#__RefHeading___Toc115_2023746032" text:style-name="Index_20_Link" text:visited-style-name="Index_20_Link">Conclusion<text:tab/>8</text:a></text:p>
        </text:index-body>
      </text:table-of-content>
      <text:p text:style-name="P1"/>
      <text:h text:style-name="P7" text:outline-level="1"><text:bookmark-start text:name="__RefHeading___Toc105_2023746032"/>Introduction<text:bookmark-end text:name="__RefHeading___Toc105_2023746032"/></text:h>
      <text:p text:style-name="P6"><text:tab/><text:span text:style-name="T2">Les réseaux de neurones ont connu un regain de popularité ces dernières années, des problèmes de reconaissance de formes ou de mots, de décision ou encore de mémorisation peuvent être efficacement traités de cette manière. Ils ont été créés par analogie avec les neurones biologiques, dont l'étude et la compréhension ne cesse d'évoluer. Les réseaux artificiels sont aujourd'hui capable de peindre du Van Gogh, de servir efficacement d'intelligence artificielle pour les jeux vidéos ou encore dans l'élaboration de nouveaux médicaments.</text:span></text:p>
      <text:p text:style-name="P6"><text:tab/><text:span text:style-name="T3">Nous allons donc vous présenter ici une implémentation de réseaux de neurones à convolution pour reconnaître des chiffres manuscrits. Le but est donc de passer en entrée une image d'un chiffre manuscrit au réseau et que le chiffre écrit soit reconnu en sortie. Pour ce faire nous allons commencer par faire un bref état de l'art en définisant aussi les termes employés pour notre projet, puis nous expliquerons les choix effectués et la démarche employée avant de présenter les résultats.</text:span></text:p>
      <text:h text:style-name="P7" text:outline-level="1"><text:bookmark-start text:name="__RefHeading___Toc107_2023746032"/>I – Présentation du sujet<text:bookmark-end text:name="__RefHeading___Toc107_2023746032"/></text:h>
      <text:h text:style-name="P8" text:outline-level="1"><text:bookmark-start text:name="__RefHeading___Toc109_2023746032"/>II – État de l'art<text:bookmark-end text:name="__RefHeading___Toc109_2023746032"/></text:h>
      <text:h text:style-name="P8" text:outline-level="1"><text:bookmark-start text:name="__RefHeading___Toc111_2023746032"/>III – Choix concernant notre projet<text:bookmark-end text:name="__RefHeading___Toc111_2023746032"/></text:h>
      <text:h text:style-name="P8" text:outline-level="1"><text:bookmark-start text:name="__RefHeading___Toc113_2023746032"/>IV - Résultats<text:bookmark-end text:name="__RefHeading___Toc113_2023746032"/></text:h>
      <text:h text:style-name="P8" text:outline-level="1"><text:bookmark-start text:name="__RefHeading___Toc115_2023746032"/>Conclusion<text:bookmark-end text:name="__RefHeading___Toc115_20237460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28T18:58:26.877479010</dc:date>
    <meta:editing-duration>PT2H46M18S</meta:editing-duration>
    <meta:editing-cycles>3</meta:editing-cycles>
    <meta:generator>LibreOffice/4.4.6.3$Linux_X86_64 LibreOffice_project/40m0$Build-3</meta:generator>
    <meta:document-statistic meta:table-count="0" meta:image-count="0" meta:object-count="0" meta:page-count="8" meta:paragraph-count="20" meta:word-count="227" meta:character-count="1456" meta:non-whitespace-character-count="1241"/>
  </office:meta>
</office:document-meta>
</file>